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000000360AFFE90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2.749cm" draw:z-index="0"><draw:image xlink:href="Pictures/100000000000048000000360AFFE90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0:39:46.812000000</meta:creation-date>
    <dc:date>2015-04-15T10:50:04.468000000</dc:date>
    <meta:editing-duration>PT10M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0.4$Windows_x86 LibreOffice_project/62ad5818884a2fc2e5780dd45466868d41009ec0</meta:generator>
  </office:meta>
</office:document-meta>
</file>